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7"/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number-columns-repeated="2" table:default-cell-style-name="Default"/>
        <table:table-row table:style-name="ro1">
          <table:table-cell office:value-type="string">
            <text:p>now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office:value-type="string">
            <text:p>time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1"/>
          <table:table-cell office:value-type="date" office:date-value="2015-01-30T07:30:00">
            <text:p>30/01/15 07:30</text:p>
          </table:table-cell>
          <table:table-cell office:value-type="date" office:date-value="2015-01-30T07:40:00">
            <text:p>30/01/15 07:40</text:p>
          </table:table-cell>
          <table:table-cell office:value-type="string">
            <text:p>german</text:p>
          </table:table-cell>
          <table:table-cell office:value-type="string">
            <text:p>exercise1and2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5-02-03T12:10:00">
            <text:p>03/02/15 12:10</text:p>
          </table:table-cell>
          <table:table-cell office:value-type="date" office:date-value="2015-02-03T12:15:00">
            <text:p>03/02/15 12:15</text:p>
          </table:table-cell>
          <table:table-cell office:value-type="string">
            <text:p>history</text:p>
          </table:table-cell>
          <table:table-cell office:value-type="string">
            <text:p>3 pages and pangea</text:p>
          </table:table-cell>
          <table:table-cell table:formula="of:=[.C3]-[.B3]" office:value-type="time" office:time-value="PT00H05M00S">
            <text:p>00:05:00</text:p>
          </table:table-cell>
          <table:table-cell/>
        </table:table-row>
        <table:table-row table:style-name="ro1">
          <table:table-cell table:formula="of:=NOW()" office:value-type="date" office:date-value="2015-02-04T13:14:37.74">
            <text:p>04/02/15 13:14</text:p>
          </table:table-cell>
          <table:table-cell office:value-type="date" office:date-value="2015-02-03T15:10:00">
            <text:p>03/02/15 15:10</text:p>
          </table:table-cell>
          <table:table-cell office:value-type="date" office:date-value="2015-02-03T16:10:00">
            <text:p>03/02/15 16:10</text:p>
          </table:table-cell>
          <table:table-cell office:value-type="string">
            <text:p>maths</text:p>
          </table:table-cell>
          <table:table-cell office:value-type="string">
            <text:p>3 mastered skills k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02T11:10:00">
            <text:p>02/02/15 11:10</text:p>
          </table:table-cell>
          <table:table-cell office:value-type="date" office:date-value="2015-02-02T14:10:00">
            <text:p>02/02/15 14:10</text:p>
          </table:table-cell>
          <table:table-cell office:value-type="string">
            <text:p>maths</text:p>
          </table:table-cell>
          <table:table-cell office:value-type="string">
            <text:p>1 mastered skills ka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03T14:10:00">
            <text:p>03/02/15 14:10</text:p>
          </table:table-cell>
          <table:table-cell office:value-type="date" office:date-value="2015-02-03T15:00:00">
            <text:p>03/02/15 15:00</text:p>
          </table:table-cell>
          <table:table-cell office:value-type="string">
            <text:p>german</text:p>
          </table:table-cell>
          <table:table-cell office:value-type="string">
            <text:p>duo 35x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4/02/2015 09:00:</text:p>
          </table:table-cell>
          <table:table-cell office:value-type="date" office:date-value="2015-02-04T12:00:00">
            <text:p>04/02/15 12:00</text:p>
          </table:table-cell>
          <table:table-cell office:value-type="string">
            <text:p>maths</text:p>
          </table:table-cell>
          <table:table-cell office:value-type="string">
            <text:p>Ka 2 mastered skill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04T12:00:00">
            <text:p>04/02/15 12:00</text:p>
          </table:table-cell>
          <table:table-cell office:value-type="date" office:date-value="2015-02-04T12:30:00">
            <text:p>04/02/15 12:30</text:p>
          </table:table-cell>
          <table:table-cell office:value-type="string">
            <text:p>german</text:p>
          </table:table-cell>
          <table:table-cell office:value-type="string">
            <text:p>10 xp duo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5-02-04T12:30:00">
            <text:p>04/02/15 12:30</text:p>
          </table:table-cell>
          <table:table-cell office:value-type="date" office:date-value="2015-02-04T02:00:00">
            <text:p>04/02/15 02:00</text:p>
          </table:table-cell>
          <table:table-cell office:value-type="string">
            <text:p>history</text:p>
          </table:table-cell>
          <table:table-cell table:number-columns-repeated="3"/>
        </table:table-row>
        <table:table-row table:style-name="ro2" table:number-rows-repeated="104856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aily" table:style-name="ta1">
        <table:table-column table:style-name="co3" table:default-cell-style-name="ce3"/>
        <table:table-column table:style-name="co3" table:number-columns-repeated="5" table:default-cell-style-name="Default"/>
        <table:table-row table:style-name="ro2">
          <table:table-cell office:value-type="string">
            <text:p>timeline</text:p>
          </table:table-cell>
          <table:table-cell table:number-columns-repeated="5"/>
        </table:table-row>
        <table:table-row table:style-name="ro2">
          <table:table-cell office:value-type="string">
            <text:p>until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table:number-columns-repeated="2"/>
          <table:table-cell table:style-name="ce4" table:formula="of:=TODAY()" office:value-type="date" office:date-value="2015-02-04">
            <text:p>04/02/15</text:p>
          </table:table-cell>
        </table:table-row>
        <table:table-row table:style-name="ro2">
          <table:table-cell office:value-type="string">
            <text:p>daily</text:p>
          </table:table-cell>
          <table:table-cell office:value-type="string">
            <text:p>german</text:p>
          </table:table-cell>
          <table:table-cell office:value-type="string">
            <text:p>2 * exercise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PE</text:p>
          </table:table-cell>
          <table:table-cell office:value-type="string">
            <text:p>hike to Cannon point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history/english</text:p>
          </table:table-cell>
          <table:table-cell office:value-type="string">
            <text:p>1 chapter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maths</text:p>
          </table:table-cell>
          <table:table-cell office:value-type="string">
            <text:p>3 pages in math book</text:p>
          </table:table-cell>
          <table:table-cell table:number-columns-repeated="3"/>
        </table:table-row>
        <table:table-row table:style-name="ro2">
          <table:table-cell office:value-type="string">
            <text:p>weekly</text:p>
          </table:table-cell>
          <table:table-cell office:value-type="string">
            <text:p>home economics</text:p>
          </table:table-cell>
          <table:table-cell office:value-type="string">
            <text:p>Cook 1 meal</text:p>
          </table:table-cell>
          <table:table-cell table:number-columns-repeated="3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4/02/2015</text:date>, <text:time>13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2-04T13:39:18.25</dc:date>
    <meta:editing-duration>PT13H55M49S</meta:editing-duration>
    <meta:editing-cycles>139</meta:editing-cycles>
    <meta:generator>OpenOffice/4.1.1$Win32 OpenOffice.org_project/411m6$Build-9775</meta:generator>
    <dc:creator>Dan Keel</dc:creator>
    <meta:document-statistic meta:table-count="2" meta:cell-count="60" meta:object-count="0"/>
  </office:meta>
</office:document-meta>
</file>